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cf69"/>
    </style:style>
    <style:style style:name="P2" style:family="paragraph" style:parent-style-name="Standard">
      <style:text-properties officeooo:rsid="000ecf69" officeooo:paragraph-rsid="000ecf69"/>
    </style:style>
    <style:style style:name="P3" style:family="paragraph" style:parent-style-name="Standard">
      <style:text-properties officeooo:rsid="000ecf69" officeooo:paragraph-rsid="00139f8b"/>
    </style:style>
    <style:style style:name="P4" style:family="paragraph" style:parent-style-name="Standard">
      <style:text-properties officeooo:rsid="000f8c0c" officeooo:paragraph-rsid="000f8c0c"/>
    </style:style>
    <style:style style:name="P5" style:family="paragraph" style:parent-style-name="Standard">
      <style:text-properties style:font-name="Liberation Serif" fo:font-size="12pt" officeooo:rsid="000ecf69" officeooo:paragraph-rsid="000ecf69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ecf69" officeooo:paragraph-rsid="000f8c0c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ecf69" officeooo:paragraph-rsid="00149110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0ecf6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04b71" officeooo:paragraph-rsid="00104b7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04b71" officeooo:paragraph-rsid="00149110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11335c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149110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7d327" officeooo:paragraph-rsid="0017d327" style:font-size-asian="12pt" style:font-size-complex="12pt"/>
    </style:style>
    <style:style style:name="P14" style:family="paragraph" style:parent-style-name="Standard">
      <style:text-properties style:font-name="Liberation Serif" fo:font-size="12pt" fo:font-weight="bold" officeooo:rsid="000f8c0c" officeooo:paragraph-rsid="000f8c0c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0f8c0c" officeooo:paragraph-rsid="0014911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104b71" officeooo:paragraph-rsid="00104b7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104b71" officeooo:paragraph-rsid="00149110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104b71" officeooo:paragraph-rsid="0017d327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104b71" officeooo:paragraph-rsid="00198e99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paragraph-rsid="0011335c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0ecf69" officeooo:paragraph-rsid="00149110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0ecf69" officeooo:paragraph-rsid="0017d327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0ecf69" officeooo:paragraph-rsid="00198e99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168bdb" officeooo:paragraph-rsid="00168bdb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paragraph-rsid="00168bdb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17d327" officeooo:paragraph-rsid="0017d327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17d327" officeooo:paragraph-rsid="00198e99" style:font-size-asian="12pt" style:font-weight-asian="bold" style:font-size-complex="12pt" style:font-weight-complex="bold"/>
    </style:style>
    <style:style style:name="P28" style:family="paragraph" style:parent-style-name="Standard">
      <style:text-properties fo:font-weight="bold" officeooo:rsid="00104b71" officeooo:paragraph-rsid="00104b71" style:font-weight-asian="bold" style:font-weight-complex="bold"/>
    </style:style>
    <style:style style:name="P29" style:family="paragraph" style:parent-style-name="Standard">
      <style:text-properties officeooo:paragraph-rsid="000f8c0c"/>
    </style:style>
    <style:style style:name="P30" style:family="paragraph" style:parent-style-name="Standard">
      <style:text-properties officeooo:rsid="000fe6ae" officeooo:paragraph-rsid="000fe6ae"/>
    </style:style>
    <style:style style:name="P31" style:family="paragraph" style:parent-style-name="Standard">
      <style:text-properties officeooo:rsid="00104b71" officeooo:paragraph-rsid="00104b71"/>
    </style:style>
    <style:style style:name="P32" style:family="paragraph" style:parent-style-name="Standard">
      <style:text-properties officeooo:paragraph-rsid="00122176"/>
    </style:style>
    <style:style style:name="P33" style:family="paragraph" style:parent-style-name="Standard">
      <style:text-properties officeooo:rsid="00149110" officeooo:paragraph-rsid="00149110"/>
    </style:style>
    <style:style style:name="P34" style:family="paragraph" style:parent-style-name="Standard">
      <style:text-properties officeooo:rsid="0014bd04" officeooo:paragraph-rsid="0014bd04"/>
    </style:style>
    <style:style style:name="P35" style:family="paragraph" style:parent-style-name="Standard">
      <style:text-properties officeooo:rsid="00168bdb" officeooo:paragraph-rsid="00168bdb"/>
    </style:style>
    <style:style style:name="P36" style:family="paragraph" style:parent-style-name="Standard">
      <style:text-properties officeooo:paragraph-rsid="00198e99"/>
    </style:style>
    <style:style style:name="T1" style:family="text">
      <style:text-properties officeooo:rsid="000ecf69"/>
    </style:style>
    <style:style style:name="T2" style:family="text">
      <style:text-properties officeooo:rsid="000f8c0c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fe6ae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cf69" style:font-weight-asian="bold" style:font-weight-complex="bold"/>
    </style:style>
    <style:style style:name="T7" style:family="text">
      <style:text-properties fo:font-weight="bold" officeooo:rsid="000fe6ae" style:font-weight-asian="bold" style:font-weight-complex="bold"/>
    </style:style>
    <style:style style:name="T8" style:family="text">
      <style:text-properties fo:font-weight="bold" officeooo:rsid="00122176" style:font-weight-asian="bold" style:font-weight-complex="bold"/>
    </style:style>
    <style:style style:name="T9" style:family="text">
      <style:text-properties fo:font-weight="bold" officeooo:rsid="00149110" style:font-weight-asian="bold" style:font-weight-complex="bold"/>
    </style:style>
    <style:style style:name="T10" style:family="text">
      <style:text-properties fo:font-weight="bold" officeooo:rsid="000f8c0c" style:font-weight-asian="bold" style:font-weight-complex="bold"/>
    </style:style>
    <style:style style:name="T11" style:family="text">
      <style:text-properties officeooo:rsid="000fe6ae"/>
    </style:style>
    <style:style style:name="T12" style:family="text">
      <style:text-properties officeooo:rsid="00104b71"/>
    </style:style>
    <style:style style:name="T13" style:family="text">
      <style:text-properties officeooo:rsid="0011335c"/>
    </style:style>
    <style:style style:name="T14" style:family="text">
      <style:text-properties officeooo:rsid="00122176"/>
    </style:style>
    <style:style style:name="T15" style:family="text">
      <style:text-properties officeooo:rsid="00139f8b"/>
    </style:style>
    <style:style style:name="T16" style:family="text">
      <style:text-properties officeooo:rsid="00149110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14bd04"/>
    </style:style>
    <style:style style:name="T19" style:family="text">
      <style:text-properties officeooo:rsid="00168bdb"/>
    </style:style>
    <style:style style:name="T20" style:family="text">
      <style:text-properties officeooo:rsid="0017d327"/>
    </style:style>
    <style:style style:name="T21" style:family="text">
      <style:text-properties officeooo:rsid="00198e99"/>
    </style:style>
    <style:style style:name="T22" style:family="text">
      <style:text-properties fo:font-weight="normal" officeooo:rsid="00198e9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NEIDER ATV12 SÜRÜCÜ HIZLI DEVREYE ALMA DÜZELTME: </text:p>
      <text:p text:style-name="P1"/>
      <text:p text:style-name="P1"/>
      <text:p text:style-name="P1"/>
      <text:p text:style-name="P28">Menu</text:p>
      <text:p text:style-name="P31"/>
      <text:p text:style-name="P31">SEt <text:tab/>Cihaz Ayarları</text:p>
      <text:p text:style-name="P31">drC <text:s/><text:tab/>Motor Ayarları</text:p>
      <text:p text:style-name="P31">I-O<text:tab/>Giriş- Çıkış ayarları</text:p>
      <text:p text:style-name="P31">CtL <text:tab/>Cihaz Kontrol ayarları </text:p>
      <text:p text:style-name="P31">FUn <text:tab/>Cihaz <text:span text:style-name="T21">Uygulama</text:span> Fonksiyon ayarları</text:p>
      <text:p text:style-name="P31">FLt <text:tab/>Hata ayarları</text:p>
      <text:p text:style-name="P31">CON<text:tab/>Haberleşme Ayarları</text:p>
      <text:p text:style-name="P31">SUP<text:tab/>İzleme</text:p>
      <text:p text:style-name="P1"/>
      <text:p text:style-name="P17">Her çalıştırmada</text:p>
      <text:p text:style-name="P10">Cihaza ilk enerji verildiğinde, ayar yapılmışsa “<text:span text:style-name="T5">rdY</text:span>” den önce bunlar görülür.</text:p>
      <text:p text:style-name="P12">- init: Ba<text:span text:style-name="T16">ş</text:span>latma s<text:span text:style-name="T12">ı</text:span>ras<text:span text:style-name="T12">ı</text:span><text:line-break/>- rdY: H<text:span text:style-name="T12">ı</text:span>z kontrol cihaz<text:span text:style-name="T12">ı</text:span> haz<text:span text:style-name="T12">ı</text:span>r<text:line-break/>- dcb: DC enjeksiyonlu frenleme yap<text:span text:style-name="T12">ı</text:span>l<text:span text:style-name="T12">ı</text:span>yor<text:line-break/>- nSt: Serbest duru<text:span text:style-name="T12">ş</text:span><text:line-break/>- FSt: H<text:span text:style-name="T12">ı</text:span>zl<text:span text:style-name="T12">ı</text:span> duru<text:span text:style-name="T12">ş</text:span><text:line-break/>- tUn: Otomatik ince ayar yap<text:span text:style-name="T12">ı</text:span>l<text:span text:style-name="T12">ı</text:span>yor</text:p>
      <text:p text:style-name="P12">- <text:span text:style-name="T12">Bir hata durumunda gösterge yanıp söner</text:span></text:p>
      <text:p text:style-name="P1"/>
      <text:p text:style-name="P36">------------------------------------------------------------------------------------------------------------------</text:p>
      <text:p text:style-name="P32"><text:span text:style-name="T1">İLK </text:span>PARAMETRE <text:span text:style-name="T1">AYARLARI</text:span></text:p>
      <text:p text:style-name="P29"><text:span text:style-name="T10">Motor ayarları</text:span></text:p>
      <text:p text:style-name="P2"><text:tab/>Hız kontrol ilk bağlandığında, çalıştıracağı motor<text:span text:style-name="T15">un</text:span> değerleri <text:span text:style-name="T15">(motor üzerindeki etikette yazar)</text:span> cihaz ayarlarından değiştirilmelidir. Bu bir kez yapıldıktan sonra motor değiştirilmediği sürece aynı ayarlarla kullanılabilir. Mot<text:span text:style-name="T2">or</text:span> değerleri <text:span text:style-name="T5">dRC</text:span> menusunden girilir.</text:p>
      <text:p text:style-name="P5"/>
      <text:p text:style-name="P2">dRC -&gt; <text:span text:style-name="T15">bFr <text:tab/>Motor frekansı – genelde 50 hz dir.</text:span></text:p>
      <text:p text:style-name="P3">dRC -&gt; <text:span text:style-name="T15">UnS</text:span> <text:tab/><text:span text:style-name="T15">Motor plakasındaki nominal motor gerilimi</text:span></text:p>
      <text:p text:style-name="P3">dRC -&gt; <text:span text:style-name="T15">FrS<text:tab/>Motor plakasındaki nominal motor frekansı</text:span></text:p>
      <text:p text:style-name="P3">dRC -&gt; <text:span text:style-name="T15">nCr<text:tab/>Motor plakasındaki nominal motor akımı</text:span></text:p>
      <text:p text:style-name="P3">dRC -&gt; <text:span text:style-name="T15">nSP<text:tab/>Motor plakasındaki nominal motor hızı</text:span></text:p>
      <text:p text:style-name="P3">dRC -&gt; <text:span text:style-name="T15">COS<text:tab/></text:span>Motor plakasındaki <text:span text:style-name="T15">COS fi değeri</text:span></text:p>
      <text:p text:style-name="P3">dRC -&gt; <text:span text:style-name="T15">tUn<text:tab/>Motor plakasındaki değerlerin otomatik ayarlanması</text:span></text:p>
      <text:p text:style-name="P3"><text:tab/><text:tab/><text:span text:style-name="T15">Plakadaki değerler doğru girildikten sonra </text:span><text:span text:style-name="T9">YES</text:span><text:span text:style-name="T16"> yapılır. Ayar bitince </text:span><text:span text:style-name="T9">dOnE</text:span><text:span text:style-name="T16"> görülür</text:span></text:p>
      <text:p text:style-name="P3">dRC -&gt; <text:span text:style-name="T16">SCS<text:tab/>Str1 seçilerek motora ait değerler hız kontrol cihaz hafızasına kalıcı olarak <text:tab/><text:tab/><text:tab/>kaydedilir.</text:span></text:p>
      <text:p text:style-name="P32"><text:span text:style-name="T8">dRC -&gt; ItH</text:span><text:span text:style-name="T14"><text:tab/>Motor termik koruması</text:span></text:p>
      <text:p text:style-name="P32"><text:tab/><text:span text:style-name="T14">Motor üzerindeki</text:span> <text:span text:style-name="T14">nominal akım buraya girilir</text:span></text:p>
      <text:p text:style-name="P32"><text:span text:style-name="T6">dRC -&gt; <text:s/></text:span><text:span text:style-name="T7">UFt</text:span><text:span text:style-name="T11"> = L gerilim frekans oranını ayarlayın. </text:span></text:p>
      <text:p text:style-name="P32"><text:span text:style-name="T3"><text:tab/>Motor ak</text:span><text:span text:style-name="T4">ı</text:span><text:span text:style-name="T3">m</text:span><text:span text:style-name="T4">ı</text:span><text:span text:style-name="T3">, h</text:span><text:span text:style-name="T4">ı</text:span><text:span text:style-name="T3">z kontrol cihaz</text:span><text:span text:style-name="T4">ı</text:span><text:span text:style-name="T3"> nominal ak</text:span><text:span text:style-name="T4">ı</text:span><text:span text:style-name="T3">m</text:span><text:span text:style-name="T4">ı</text:span><text:span text:style-name="T3">n</text:span><text:span text:style-name="T4">ı</text:span><text:span text:style-name="T3">n 0.2 kat</text:span><text:span text:style-name="T4">ı</text:span><text:span text:style-name="T3">ndan dü</text:span><text:span text:style-name="T4">ş</text:span><text:span text:style-name="T3">ükse, h</text:span><text:span text:style-name="T4">ı</text:span><text:span text:style-name="T3">z kontrol cihaz</text:span><text:span text:style-name="T4">ı</text:span><text:span text:style-name="T3"> motor termik koruma sa</text:span><text:span text:style-name="T4">ğ</text:span><text:span text:style-name="T3">lamayacakt</text:span><text:span text:style-name="T4">ı</text:span><text:span text:style-name="T3">r.</text:span></text:p>
      <text:p text:style-name="P15">------------------------------------------------------------------------------------------------------------------</text:p>
      <text:p text:style-name="P14">Fabrika ayarlarına dönüş</text:p>
      <text:p text:style-name="P6">drC-, I-O-, CtL- ve FUn- menülerinde FCS parametresini “Inl” ayarlay<text:span text:style-name="T2">ın</text:span></text:p>
      <text:p text:style-name="P7">------------------------------------------------------------------------------------------------------------------</text:p>
      <text:p text:style-name="P9"/>
      <text:p text:style-name="P21"><text:soft-page-break/>------------------------------------------------------------------------------------------------------------------</text:p>
      <text:p text:style-name="P16">I-O<text:tab/>Giriş- Çıkış ayarları</text:p>
      <text:p text:style-name="P33">I-O<text:span text:style-name="T17"> -&gt; <text:tab/>tCC<text:tab/>2-3 kablolu </text:span><text:span text:style-name="T18">kontrol</text:span><text:span text:style-name="T17"> seçim</text:span><text:span text:style-name="T18">i</text:span></text:p>
      <text:p text:style-name="P33"><text:span text:style-name="T17"><text:tab/><text:tab/></text:span><text:span text:style-name="T18">2 kablolu seçimde, “ileri” ve “geri” logic girişler kullanılır. İleri = LI1 – geri = LIx</text:span></text:p>
      <text:p text:style-name="P33"><text:span text:style-name="T17"><text:tab/><text:tab/></text:span><text:span text:style-name="T18">3 kabluda ek olarak “stop” için giriş kullanılabilir.</text:span><text:span text:style-name="T17"><text:tab/></text:span><text:span text:style-name="T18">Stop= LI1- ileri= LI2 - geri= LIx</text:span></text:p>
      <text:p text:style-name="P33"><text:span text:style-name="T17"><text:tab/><text:tab/></text:span><text:span text:style-name="T18">LOC ayarlanırsa lokal kontroller kullanılır. RUN-STOP-RESET</text:span></text:p>
      <text:p text:style-name="P34">I-O -&gt; <text:tab/>rrS<text:tab/>logic giriş üzerinden motoru ters çalıştırma</text:p>
      <text:p text:style-name="P34"><text:tab/><text:tab/>tCC = 2C ise LI2 – tCC = 3C ise LI3 – tCC = LOC ise geri dönüş yoktur</text:p>
      <text:p text:style-name="P35"><text:tab/><text:tab/>rrS ayarrında LIx girişi seçilerek ters çalıştırma LIx üzerinden yapılabilir.</text:p>
      <text:p text:style-name="P1"><text:tab/><text:tab/></text:p>
      <text:p text:style-name="P1"/>
      <text:p text:style-name="P1"/>
      <text:p text:style-name="P7">------------------------------------------------------------------------------------------------------------------</text:p>
      <text:p text:style-name="P22">------------------------------------------------------------------------------------------------------------------</text:p>
      <text:p text:style-name="P18"><text:span text:style-name="T20">CtL</text:span><text:tab/><text:span text:style-name="T20">Cihaz kontrol</text:span> ayarları</text:p>
      <text:p text:style-name="P13">CtL -&gt; <text:tab/><text:tab/>Frekans kaynağı olarak AIx seçilebilir.</text:p>
      <text:p text:style-name="P26">CtL -&gt; </text:p>
      <text:p text:style-name="P26">CtL -&gt; </text:p>
      <text:p text:style-name="P26">CtL -&gt; </text:p>
      <text:p text:style-name="P22">------------------------------------------------------------------------------------------------------------------</text:p>
      <text:p text:style-name="P23">------------------------------------------------------------------------------------------------------------------</text:p>
      <text:p text:style-name="P19"><text:span text:style-name="T21">FUn</text:span><text:tab/><text:span text:style-name="T20">Cihaz </text:span><text:span text:style-name="T21">uygulama fonksiyon</text:span> ayarları</text:p>
      <text:p text:style-name="P19"><text:span text:style-name="T21">FUn -&gt;<text:tab/>rPC – rPt</text:span><text:span text:style-name="T22"><text:tab/>rampa türü</text:span><text:span text:style-name="T21"><text:tab/></text:span></text:p>
      <text:p text:style-name="P19"><text:span text:style-name="T21">FUn -&gt;<text:tab/>sTc – Stt </text:span><text:span text:style-name="T22"><text:tab/>duruş modları</text:span></text:p>
      <text:p text:style-name="P19"><text:span text:style-name="T21">FUn -&gt;<text:tab/>PSS – PS2</text:span><text:span text:style-name="T22"><text:tab/>Önceden ayarlana 2 hız – tCC=2C ise LI3 </text:span></text:p>
      <text:p text:style-name="P19"><text:span text:style-name="T21">FUn -&gt;<text:tab/>PSS – PS4</text:span><text:span text:style-name="T22"><text:tab/>Önceden ayarlana 4 hız – tCC=2C ise LI4 </text:span></text:p>
      <text:p text:style-name="P19"><text:span text:style-name="T21">FUn -&gt;<text:tab/></text:span></text:p>
      <text:p text:style-name="P19"><text:span text:style-name="T21">FUn -&gt;<text:tab/></text:span></text:p>
      <text:p text:style-name="P19"><text:span text:style-name="T21">FUn -&gt;<text:tab/></text:span></text:p>
      <text:p text:style-name="P23">------------------------------------------------------------------------------------------------------------------</text:p>
      <text:p text:style-name="P23"/>
      <text:p text:style-name="P23"/>
      <text:p text:style-name="P23"/>
      <text:p text:style-name="P23"/>
      <text:p text:style-name="P30">Otomatik yeniden yolverme Flt- Atr “yes” ayarlı değilse “ileri”, “geri” ve “DC stop” resetlenmelidir.</text:p>
      <text:p text:style-name="P30">Motor faz kaybı OPL = YES iken, faz kaybı veya düşük güçte motor veya motor bağlantısı olmadan cihaz çalıştırılmak istenirse “OPL” hatası verir. </text:p>
      <text:p text:style-name="P8">Yava<text:span text:style-name="T2">ş</text:span>lama rampas<text:span text:style-name="T2">ı</text:span>nda normal durma modu (Stt = rMP</text:p>
      <text:p text:style-name="P8"/>
      <text:p text:style-name="P20"/>
      <text:p text:style-name="P20"/>
      <text:p text:style-name="P20"/>
      <text:p text:style-name="P25">Dö<text:span text:style-name="T13">nen yükü yakalama ve yolverme </text:span><text:span text:style-name="T19">(I-O -&gt; CRH3 ayarını incele)</text:span></text:p>
      <text:p text:style-name="P11">Sadece 2 kablolu seviye alg<text:span text:style-name="T13">ı</text:span>lama kontrolü için kullan<text:span text:style-name="T13">ı</text:span>labilir (tCC = 2C ve tCt = LEL veya PFO).<text:line-break/>Otomatik enjeksiyonlu duru<text:span text:style-name="T13">ş</text:span> DC olarak konfigüre edilmi<text:span text:style-name="T13">ş</text:span>se bu fonksiyon kilitlenir DC (AdC = Ct)</text:p>
      <text:p text:style-name="P24"><text:tab/><text:tab/><text:tab/><text:tab/></text:p>
      <text:p text:style-name="P11">Durdurma fonksiyonlar<text:span text:style-name="T13">ı</text:span>, çal<text:span text:style-name="T13">ış</text:span>ma fonksiyonlar<text:span text:style-name="T13">ı</text:span> üzerinde önceli<text:span text:style-name="T13">ğ</text:span>e sahiptir.<text:line-break/>Lojik komutu üzerinden h<text:span text:style-name="T13">ı</text:span>z referanslar<text:span text:style-name="T13">ı</text:span>, analog referanslara göre önceliklidir</text:p>
      <text:p text:style-name="P4"/>
      <text:p text:style-name="P4">Set -&gt; ItH – Motor termik koruması – motor üzerindeki amper değerini gir</text:p>
      <text:p text:style-name="P1"/>
      <text:p text:style-name="P1"><text:soft-page-break/>RDY – Conf – ACC – Kalkış zamanı – <text:span text:style-name="T1">0,1 ile istenilen süre saniye olarak yazılır</text:span> </text:p>
      <text:p text:style-name="P1"><text:span text:style-name="T1"><text:tab/>Motorun normal hızına kaç saniyede ulaşacağını belirler</text:span></text:p>
      <text:p text:style-name="P1"><text:s/>RDY – Conf – DEC – Duruş zamanı – <text:span text:style-name="T1">0,1 ile istenilen süre saniye olarak yazılır</text:span> </text:p>
      <text:p text:style-name="P1"><text:span text:style-name="T1"><text:tab/>Stopa basıldığında motor hızının kaç saniyede duracağını belirler</text:span></text:p>
      <text:p text:style-name="P1">RDY – Conf – LSP – <text:span text:style-name="T1">Motorun potansiyometre ile ulaşabileceği e</text:span>n düşük hızı <text:span text:style-name="T1">belirler</text:span></text:p>
      <text:p text:style-name="P1"><text:tab/><text:span text:style-name="T1">Motor hızının ayarlanabileceği en düşük hızı belirler. Örnek: 20,0 girilirse, motor potansiyometre ile en düşük 20,0 hz ile çalıştırılabilir. Potansiyomaetre ile motor durdurulamaz. 0,0 girildiğinde, <text:s/>potansiyometre 0 ‘a getirildiğinde start basılı olsa bile motor dönüşü olmaz.</text:span></text:p>
      <text:p text:style-name="P1">RDY – Conf – HSP – <text:span text:style-name="T1">Motorun potansiyometre ile ulaşabileceği e</text:span>n <text:span text:style-name="T1">yüksek</text:span> hızı <text:span text:style-name="T1">belirler</text:span></text:p>
      <text:p text:style-name="P1"><text:tab/><text:span text:style-name="T1">Motor hızının ayarlanabileceği en yüksek hızı belirler. Örnek: 20,0 girilirse, motor potansiyometre ile en fazla 20,0 hz ile çalıştırılabilir. Potansiyometre ile motor durdurulamaz. 0,0 girildiğinde, <text:s/>potansiyometre en hızlı konumada getirilse start basılı olsa bile motor dönüşü olmaz. </text:span></text:p>
      <text:p text:style-name="P1"><text:tab/><text:span text:style-name="T1">Motor normal çalışmada 50 hz ile çalışmaktadır. Bu ayar ile motor normalin üzerinde hızlada çalıştırılabilir.</text:span></text:p>
      <text:p text:style-name="P1">RDY – Conf – FULL – DRC – içindeki motor etiket değerleri mutalaka girilmeli sonra , </text:p>
      <text:p text:style-name="P1">RDY – Conf – FULL – DRC –TUN – YES ( Enerji varken ama start verilmemişken motor parametreleri girildikten sonra yapılmalıdır ) ( entere 3 sn basılı tutunuz) </text:p>
      <text:p text:style-name="P1"/>
      <text:p text:style-name="P1">Conf – FULL – FUN- RRS – L2H (Geri Yön Ataması) </text:p>
      <text:p text:style-name="P1">RDY – Conf – FULL – CTL – CHCH – SEP (entere 3sn basılı tutun ) ( Mutlaka yapın) </text:p>
      <text:p text:style-name="P1">RDY – Conf – FULL – CTL – FR1 – AII (Terminalden referansı belirleyebilmek için (Harici Potansiyometre ile kontrol için) (entere 3sn basılı tutun) </text:p>
      <text:p text:style-name="P1">RDY – Conf – FULL – CTL – FR1 – AIUI ( Ekran üzerindeki potansiyometreyi (enter tuşunu kullanarak) referansı belirleyebilmek için (entere 3sn basılı tutun)...bu işlemi yaptıktan sonra RDY konumuna dönülür. Start verilir ve üstteki potansiyometre (yuvarlak tuşa) 3 kez üst üste basılır ve frekansı arttırma işlemi bundan sonra yapılabilir (bu kısımda frekans yüzde(%) şeklinde artar) </text:p>
      <text:p text:style-name="P1">RDY – Conf – FULL – CTL – CdI – tEr ( Terminalden kontrol sağlayabilmek için (24V-LI1 arası start için mesela) (entere 3sn basılı tutun ) </text:p>
      <text:p text:style-name="P1">RDY – Conf – FULL – CTL – CdI – LOC ( Ekran üzerindeki RUN – STOP tuşları ile kontrol için) (entere 3sn basılı tutun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Noto Sans Devanagari1" svg:font-family="'Noto Sans Devanagari'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3:03:24.278698862</meta:creation-date>
    <dc:date>2021-11-10T17:24:42.299183237</dc:date>
    <meta:editing-duration>PT52M25S</meta:editing-duration>
    <meta:editing-cycles>1</meta:editing-cycles>
    <meta:document-statistic meta:table-count="0" meta:image-count="0" meta:object-count="0" meta:page-count="3" meta:paragraph-count="88" meta:word-count="838" meta:character-count="6652" meta:non-whitespace-character-count="5768"/>
    <meta:generator>LibreOffice/7.1.6.2$Linux_X86_64 LibreOffice_project/10$Build-2</meta:generator>
  </office:meta>
</office:document-meta>
</file>